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9999" officeooo:paragraph-rsid="0019999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99999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8db36"/>
    </style:style>
    <style:style style:name="T6" style:family="text">
      <style:text-properties officeooo:rsid="001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13th</text:span> of <text:span text:style-name="T6">April</text:span> 202<text:span text:style-name="T4">1</text:span> under the <text:span text:style-name="T6">49th</text:span> PA Meeting.</text:p>
      <text:p text:style-name="P1"/>
      <text:p text:style-name="P1">The Assembly, recognising the current situation,</text:p>
      <text:p text:style-name="P1"/>
      <text:p text:style-name="P4">Constitutes the need to remove @Anaizy from the Council of the Server; this because they’ve been inactive for about 4 months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1"/>
      <text:p text:style-name="P1"/>
      <text:p text:style-name="P1"/>
      <text:p text:style-name="P4">NOTE: THIS REQUIRES A DIFFERENT VOTING PROCEDURE. SEE: ARTICLE 4.7 OF THE CHARTER</text:p>
      <text:p text:style-name="Standard"><text:span text:style-name="T1">[</text:span><text:span text:style-name="T2">Motion 49-</text:span><text:span text:style-name="T3">2</text:span><text:span text:style-name="T2">: To remove Anaizy from the Co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2T09:16:27.382277286</dc:date>
    <meta:editing-duration>PT2M29S</meta:editing-duration>
    <meta:editing-cycles>5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8" meta:word-count="68" meta:character-count="414" meta:non-whitespace-character-count="354"/>
  </office:meta>
</office:document-meta>
</file>